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211272" officeooo:paragraph-rsid="00211272"/>
    </style:style>
    <style:style style:name="P2" style:family="paragraph" style:parent-style-name="Heading_20_1">
      <style:text-properties officeooo:rsid="001b8676" officeooo:paragraph-rsid="001b8676"/>
    </style:style>
    <style:style style:name="P3" style:family="paragraph" style:parent-style-name="Heading_20_1">
      <style:text-properties officeooo:rsid="001de042" officeooo:paragraph-rsid="001de042"/>
    </style:style>
    <style:style style:name="P4" style:family="paragraph" style:parent-style-name="Heading_20_1">
      <style:text-properties officeooo:rsid="00211272" officeooo:paragraph-rsid="00211272"/>
    </style:style>
    <style:style style:name="P5" style:family="paragraph" style:parent-style-name="Heading_20_2">
      <style:text-properties officeooo:rsid="002233d5" officeooo:paragraph-rsid="002233d5"/>
    </style:style>
    <style:style style:name="P6" style:family="paragraph" style:parent-style-name="Standard">
      <style:text-properties officeooo:paragraph-rsid="002233d5"/>
    </style:style>
    <style:style style:name="P7" style:family="paragraph" style:parent-style-name="Text_20_body">
      <style:text-properties officeooo:paragraph-rsid="001b8676"/>
    </style:style>
    <style:style style:name="P8" style:family="paragraph" style:parent-style-name="Text_20_body">
      <style:text-properties officeooo:rsid="001cefa4" officeooo:paragraph-rsid="001cefa4"/>
    </style:style>
    <style:style style:name="P9" style:family="paragraph" style:parent-style-name="Text_20_body">
      <style:text-properties officeooo:paragraph-rsid="001cefa4"/>
    </style:style>
    <style:style style:name="P10" style:family="paragraph" style:parent-style-name="Text_20_body">
      <style:text-properties officeooo:rsid="001de042" officeooo:paragraph-rsid="001de042"/>
    </style:style>
    <style:style style:name="P11" style:family="paragraph" style:parent-style-name="Text_20_body">
      <style:text-properties officeooo:paragraph-rsid="001de042"/>
    </style:style>
    <style:style style:name="P12" style:family="paragraph" style:parent-style-name="Text_20_body">
      <style:text-properties officeooo:paragraph-rsid="001f5426"/>
    </style:style>
    <style:style style:name="P13" style:family="paragraph" style:parent-style-name="Text_20_body">
      <style:text-properties fo:font-style="normal" style:text-underline-style="solid" style:text-underline-width="auto" style:text-underline-color="font-color" fo:font-weight="bold" officeooo:rsid="001cefa4" officeooo:paragraph-rsid="001cefa4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officeooo:rsid="00211272" officeooo:paragraph-rsid="00211272"/>
    </style:style>
    <style:style style:name="P15" style:family="paragraph" style:parent-style-name="Text_20_body" style:list-style-name="L1">
      <style:text-properties officeooo:rsid="00211272" officeooo:paragraph-rsid="00211272"/>
    </style:style>
    <style:style style:name="P16" style:family="paragraph" style:parent-style-name="Text_20_body" style:list-style-name="L1">
      <style:text-properties officeooo:paragraph-rsid="00211272"/>
    </style:style>
    <style:style style:name="P17" style:family="paragraph" style:parent-style-name="Text_20_body">
      <style:text-properties officeooo:rsid="002233d5" officeooo:paragraph-rsid="002233d5"/>
    </style:style>
    <style:style style:name="P18" style:family="paragraph" style:parent-style-name="Text_20_body" style:list-style-name="L2">
      <style:text-properties officeooo:rsid="002233d5" officeooo:paragraph-rsid="002233d5"/>
    </style:style>
    <style:style style:name="T1" style:family="text">
      <style:text-properties officeooo:rsid="001b867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8676" style:font-weight-asian="bold" style:font-weight-complex="bold"/>
    </style:style>
    <style:style style:name="T4" style:family="text">
      <style:text-properties fo:font-weight="bold" officeooo:rsid="001cefa4" style:font-weight-asian="bold" style:font-weight-complex="bold"/>
    </style:style>
    <style:style style:name="T5" style:family="text">
      <style:text-properties fo:font-weight="bold" officeooo:rsid="001f5426" style:font-weight-asian="bold" style:font-weight-complex="bold"/>
    </style:style>
    <style:style style:name="T6" style:family="text">
      <style:text-properties fo:font-weight="bold" officeooo:rsid="001de042" style:font-weight-asian="bold" style:font-weight-complex="bold"/>
    </style:style>
    <style:style style:name="T7" style:family="text">
      <style:text-properties officeooo:rsid="001cefa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cefa4" style:font-weight-asian="normal" style:font-weight-complex="normal"/>
    </style:style>
    <style:style style:name="T10" style:family="text">
      <style:text-properties officeooo:rsid="001de042"/>
    </style:style>
    <style:style style:name="T11" style:family="text">
      <style:text-properties officeooo:rsid="001f5426"/>
    </style:style>
    <style:style style:name="T12" style:family="text">
      <style:text-properties officeooo:rsid="00211272"/>
    </style:style>
    <style:style style:name="T13" style:family="text">
      <style:text-properties officeooo:rsid="002233d5"/>
    </style:style>
    <style:style style:name="T14" style:family="text">
      <style:text-properties officeooo:rsid="002379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ILO Routing <text:span text:style-name="T1">of Messages</text:span></text:p>
      <text:h text:style-name="P2" text:outline-level="1">Abstract</text:h>
      <text:p text:style-name="P7"><text:span text:style-name="T1">FILO (First In Layer Off) routing is </text:span><text:span text:style-name="T13">inspired by</text:span><text:span text:style-name="T1"> the old UUCP style of source routing by supplying a path for the message to follow in it’s addressing. <text:s/>FILO messages are files which are delivered via radio paths (HF, VHF, UHF) using various waveforms. FILO addressing is done as the prefix to the filename if a binary file and as a prefix to a date-time stamp if a plain text file. <text:s/>While fundamentally a semi-manual process, some basic automatic functionality does exists and with control over the radio and data modem, full automation should be possible.</text:span></text:p>
      <text:p text:style-name="P9"><text:span text:style-name="T7">Some skill level on the part of the station operators </text:span><text:span text:style-name="T12">may be necessary</text:span><text:span text:style-name="T7">, in that knowing which routes “work” makes such a system flow more smoothly. <text:s/>A modicum of human coordination is often </text:span><text:span text:style-name="T12">required</text:span><text:span text:style-name="T7"> in emergency communications since many stations are ad hoc and may also be portable. <text:s/>Much of this “what works” knowledge is really only necessary at the leaf nodes of such a network, since once an established station is reached, a more stable network has already been derived for the rest of the path. <text:s/>Intervening operators may also re-route messages </text:span><text:span text:style-name="T12">as required for delivery success</text:span><text:span text:style-name="T7">. <text:s/></text:span></text:p>
      <text:p text:style-name="P13">Some thought may also be given to creating “routing tables” and thus limiting the FILO routing to only ONE relay station. <text:s/><text:span text:style-name="T11">Each intervening station supplies the “next hop” toward the destination station. <text:s/>Thus “home mail drops” could be set up on </text:span><text:span text:style-name="T12">regional </text:span><text:span text:style-name="T11">network stations.</text:span></text:p>
      <text:h text:style-name="P3" text:outline-level="1">Definitions</text:h>
      <text:p text:style-name="P10"><text:span text:style-name="T2">Message</text:span> – A message is defined as a file containing some intelligence which must be transferred from one station or person to another. <text:s/>It may be plain text or a binary file of any type.</text:p>
      <text:p text:style-name="P10"><text:span text:style-name="T2">FILO Formatter</text:span> – any application which creates messages for use in a FILO routing system. <text:s/>It is capable of fully addressing the message at the user’s will, or by other means by which said addressing may be semi-automated (such as “routing tables” or “address books”).</text:p>
      <text:p text:style-name="P11"><text:span text:style-name="T6">INBOX</text:span><text:span text:style-name="T10"> – The INBOX is the input queue to any application which is using FILO routing. <text:s/>All incoming message are placed into the INBOX and are subsequently tested for the FILO routing indicator, “_V_” </text:span><text:span text:style-name="T11">in the message filename</text:span><text:span text:style-name="T10">.</text:span></text:p>
      <text:p text:style-name="P10"><text:span text:style-name="T2">OUTBOX</text:span> – The OUTBOX is the output queue to any application which is using FILO routing. <text:s/>Any message which has yet to be delivered to it’s destination by this station stores those messages in the OUTBOX. <text:s/>When a remote station connects to this station, it polls the OUTBOX for any messages that belong to it’s call sign. <text:s/>Both connected stations perform this operation and it is called a PULL-PULL SYNC.</text:p>
      <text:p text:style-name="P11"><text:span text:style-name="T6">PULL-PULL SYNC</text:span><text:span text:style-name="T10"> – </text:span><text:span text:style-name="T11">an action</text:span><text:span text:style-name="T10"> </text:span><text:span text:style-name="T11">by</text:span><text:span text:style-name="T10"> two connected stations </text:span><text:span text:style-name="T11">whereby </text:span><text:span text:style-name="T10">each </text:span><text:span text:style-name="T11">station </text:span><text:span text:style-name="T10">ask</text:span><text:span text:style-name="T11">s</text:span><text:span text:style-name="T10"> the other for any messages which are destined for them. <text:s/>Messages are sent one after the other until there is no more </text:span><text:soft-page-break/><text:span text:style-name="T10">work. <text:s/>The sending station archives e</text:span><text:span text:style-name="T11">ach</text:span><text:span text:style-name="T10"> message once the receiving station has acknowledged receipt of it.</text:span></text:p>
      <text:h text:style-name="P2" text:outline-level="1"><text:span text:style-name="T11">FILO </text:span>Addressing Format</text:h>
      <text:p text:style-name="P7"><text:span text:style-name="T1">A </text:span><text:span text:style-name="T7">message </text:span><text:span text:style-name="T1">file is </text:span><text:span text:style-name="T11">creat</text:span><text:span text:style-name="T1">ed </text:span><text:span text:style-name="T11">by</text:span><text:span text:style-name="T1"> the </text:span><text:span text:style-name="T3">FILO formatter</text:span><text:span text:style-name="T1"> in one of </text:span><text:span text:style-name="T11">(at least) </text:span><text:span text:style-name="T1">two ways. <text:s/></text:span></text:p>
      <text:p text:style-name="P12"><text:span text:style-name="T1">1. </text:span><text:span text:style-name="T7">Text</text:span><text:span text:style-name="T11">ual</text:span><text:span text:style-name="T7"> Messages </text:span><text:span text:style-name="T11">(mail)</text:span><text:span text:style-name="T7">: </text:span><text:span text:style-name="T1">The user is prompted for a destination address (in radio terms, call sign) followed by a prompt to gather the Relay station in between </text:span><text:span text:style-name="T7">(this step could be repeated to build a path of multiple relay stations)</text:span><text:span text:style-name="T1">, followed by a prompt to gather the Subject line for the message, followed by a prompt to gather the Body text of the message. This is combined into a simple e-mail style format of:</text:span></text:p>
      <text:p text:style-name="P12"><text:span text:style-name="T1"><text:line-break/></text:span><text:span text:style-name="T5">Message-ID: </text:span><text:a xlink:type="simple" xlink:href="mailto:20200430123456Z@AB4MW" text:style-name="Internet_20_link" text:visited-style-name="Visited_20_Internet_20_Link"><text:span text:style-name="T5">20200430172901Z@AB4MW</text:span></text:a><text:span text:style-name="T5"><text:line-break/>Date: Thu, 30 Apr 2020 13:29:01 -0400</text:span><text:span text:style-name="T1"><text:line-break/></text:span><text:span text:style-name="T3">TO: </text:span><text:span text:style-name="T5">KA3YAN</text:span><text:span text:style-name="T3"><text:line-break/>FROM: </text:span><text:span text:style-name="T5">AC4IY</text:span><text:span text:style-name="T3"><text:line-break/>SUBJECT: The Subject<text:line-break/>This represents the body text of the message itself.</text:span></text:p>
      <text:p text:style-name="P12"><text:span text:style-name="T1">This text is saved to a file with the </text:span><text:span text:style-name="T11">f</text:span><text:span text:style-name="T1">ormat </text:span><text:span text:style-name="T7">of</text:span><text:span text:style-name="T1">: </text:span><text:span text:style-name="T3">RELAY_V_DESTINATION_yyyymmdd_hhmmss.txt</text:span></text:p>
      <text:p text:style-name="P8"><text:span text:style-name="T2">Ex: AB4MW_V_KA3YAN_20200430_12345.txt</text:span><text:span text:style-name="T8"> which means, “Send this message to AB4MW for delivery to KA3YAN.”</text:span></text:p>
      <text:p text:style-name="P10"><text:span text:style-name="T8">This may alllow such messages to enter an email gateway station with little fuss along the way.</text:span></text:p>
      <text:p text:style-name="P7"><text:span text:style-name="T1">2. </text:span><text:span text:style-name="T7">File Transfers: </text:span><text:span text:style-name="T1">The user is prompted for the destination address (call sign). <text:s/>This address is pre-pended to the front of the </text:span><text:span text:style-name="T7">existing </text:span><text:span text:style-name="T1">file</text:span><text:span text:style-name="T7">name (even binary)</text:span><text:span text:style-name="T1"> followed by an underscore followed by “FILE:” and the original filename to be sent. <text:s/>For example: the file smiley.jpg is to be sent to address MYHOUSE. <text:s/>The filename of smiley.jpg is changed to MYHOUSE_</text:span><text:a xlink:type="simple" xlink:href="../../../../../../smiley.jpg" text:style-name="Internet_20_link" text:visited-style-name="Visited_20_Internet_20_Link"><text:span text:style-name="T1">FILE:smiley.jpg</text:span></text:a><text:span text:style-name="T1"> and then moved or copied to the application’s OUTBOX folder. <text:s/></text:span><text:span text:style-name="T7">If FILO routing is used, then the relay chain would be pre-pended to the front of this filename as in 1. above.<text:line-break/><text:line-break/></text:span><text:span text:style-name="T4">Ex: AB4MW_KA3YAN_</text:span><text:a xlink:type="simple" xlink:href="../../../../../../smiley.jpg" text:style-name="Internet_20_link" text:visited-style-name="Visited_20_Internet_20_Link"><text:span text:style-name="T4">FILE:smiley.jpg</text:span></text:a><text:span text:style-name="T9"> which means “Send this file to AB4MW for delivery to KA3YAN.”</text:span></text:p>
      <text:h text:style-name="P3" text:outline-level="1">The FILO Routing Function</text:h>
      <text:p text:style-name="P10"><text:span text:style-name="T2">FILO = First In Layer Off</text:span>, meaning a message is sent to my station with my call sign as the first one on the front of the filename followed by the indicator text “_V_”, such as <text:s/>“AB4MW_V_…..”. <text:s/>This identifies the message as a FILO routed message.</text:p>
      <text:p text:style-name="P10">The FILO system which receives the message spots the “_V_” marker and simply strips the “own” call sign from the front of the filename and moves the message file to the OUTBOX.</text:p>
      <text:p text:style-name="P10"><text:soft-page-break/>Ex: Incoming message “AB4MW_V_KA3YAN_<text:a xlink:type="simple" xlink:href="../../../../../../smiley.jpg" text:style-name="Internet_20_link" text:visited-style-name="Visited_20_Internet_20_Link">FILE:smiley.jpg</text:a>” is received in the INBOX. <text:s/>It is transformed to “KA3YAN_<text:a xlink:type="simple" xlink:href="../../../../../../smiley.jpg" text:style-name="Internet_20_link" text:visited-style-name="Visited_20_Internet_20_Link">FILE:smiley.jpg</text:a>” and placed into the OUTBOX.</text:p>
      <text:p text:style-name="P10">In this manner, if the destination for the message connects to this FILO system, he will find a message waiting for him and automated/semi-automated message SYNC activities can deliver it. <text:s/></text:p>
      <text:h text:style-name="P4" text:outline-level="1">FILO Routing Clients</text:h>
      <text:h text:style-name="Heading_20_2" text:outline-level="2">Basic Functionality</text:h>
      <text:p text:style-name="P6"><text:line-break/>FILO routing message/file clients are capable of a set of required functions to support the routing of messages.<text:line-break/></text:p>
      <text:list xml:id="list3703156284" text:style-name="L1">
        <text:list-item>
          <text:p text:style-name="P16"><text:span text:style-name="T13">Application level or </text:span><text:span text:style-name="T12">Operating System integration so far as to allow the end user the ability to display the contents of the received message file</text:span></text:p>
        </text:list-item>
        <text:list-item>
          <text:p text:style-name="P15">Originating a new “mail” message which is a basic textual message between two parties <text:span text:style-name="T13">and which is in the standard RFC email style with the 5 basic headers. Message-ID, Date, To, From, Subject, then followed by the body text of the message.</text:span></text:p>
        </text:list-item>
        <text:list-item>
          <text:p text:style-name="P15">Originating a new “file transfer” message which allows the user to send any file to another user</text:p>
        </text:list-item>
        <text:list-item>
          <text:p text:style-name="P16"><text:span text:style-name="T12">The ability of an operator to re-address a message en route in order to affect delivery</text:span></text:p>
        </text:list-item>
      </text:list>
      <text:h text:style-name="P5" text:outline-level="2">Optional or Extended Functionality</text:h>
      <text:p text:style-name="P17">Other functions which may be included in the FILO routing message/file client might include:</text:p>
      <text:list xml:id="list294883882" text:style-name="L2">
        <text:list-item>
          <text:p text:style-name="P18">Automated or semi-automated routing of messages based on “routing tables”, “dictionaries”, or “address books”</text:p>
        </text:list-item>
        <text:list-item>
          <text:p text:style-name="P18">Multiple station routing at origination. <text:s/>A known path could be specified of more than one intervening relay stations</text:p>
        </text:list-item>
        <text:list-item>
          <text:p text:style-name="P18">Encryption of transmitted messages between end points of a station to station link</text:p>
        </text:list-item>
        <text:list-item>
          <text:p text:style-name="P18">E-mail gateway functions to transfer the standard “mail” message format to an e-mail Mail Transfer Agent, and all necessary re-addressing if it is inte<text:span text:style-name="T14">n</text:span>ded for carriage over the Internet</text:p>
        </text:list-item>
      </text:list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11272" officeooo:paragraph-rsid="0021127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ILO Routing of Messages - Copyright April 30, 2020 – GrizzWorks, LLC - <text:page-number text:select-page="current">2</text:page-number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30T14:56:17.558000000</meta:creation-date>
    <dc:date>2020-04-30T16:13:31.724000000</dc:date>
    <meta:editing-duration>PT32S</meta:editing-duration>
    <meta:editing-cycles>2</meta:editing-cycles>
    <meta:generator>LibreOffice/6.4.3.2$Windows_X86_64 LibreOffice_project/747b5d0ebf89f41c860ec2a39efd7cb15b54f2d8</meta:generator>
    <meta:document-statistic meta:table-count="0" meta:image-count="0" meta:object-count="0" meta:page-count="3" meta:paragraph-count="38" meta:word-count="1111" meta:character-count="6681" meta:non-whitespace-character-count="5577"/>
  </office:meta>
</office:document-meta>
</file>